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</office:automatic-styles>
  <office:body>
    <office:text text:use-soft-page-breaks="true">
      <text:p text:style-name="P1">Protokoll 25.01.19</text:p>
      <text:p text:style-name="Standard"/>
      <text:p text:style-name="Standard">Beginn: 9:18</text:p>
      <text:p text:style-name="Standard"/>
      <text:p text:style-name="Standard">Ende: 11:18</text:p>
      <text:p text:style-name="Standard"/>
      <text:p text:style-name="Standard">Generell:</text:p>
      <text:p text:style-name="Standard"/>
      <text:list text:style-name="LFO1" text:continue-numbering="true">
        <text:list-item>
          <text:p text:style-name="P2">Informationen Sammeln über Dokumente<text:s/></text:p>
        </text:list-item>
        <text:list-item>
          <text:p text:style-name="P3">Besprechung Stundenzettel</text:p>
        </text:list-item>
        <text:list-item>
          <text:p text:style-name="P4">Feedback sammeln für SWTPra</text:p>
        </text:list-item>
        <text:list-item>
          <text:p text:style-name="P5">Präsentation der KI, des Spielers und des Beobachter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style:vertical-align="auto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xi</meta:initial-creator>
    <dc:creator>Maxi</dc:creator>
    <meta:creation-date>2009-04-16T11:32:00Z</meta:creation-date>
    <dc:date>2019-01-25T21:55:00Z</dc:date>
    <meta:template xlink:href="Normal.dotm" xlink:type="simple"/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8" meta:character-count="205" meta:row-count="1" meta:non-whitespace-character-count="178"/>
  </office:meta>
</office:document-meta>
</file>